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34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line-height="100%"/>
      <style:text-properties style:font-name="Gabriola" fo:font-size="12pt" fo:font-style="normal" fo:font-weight="normal" officeooo:rsid="001c73f1" officeooo:paragraph-rsid="001c73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d394" style:font-weight-asian="bold" style:font-weight-complex="bold"/>
    </style:style>
    <style:style style:name="T5" style:family="text">
      <style:text-properties fo:font-weight="bold" officeooo:rsid="0014cd25" style:font-weight-asian="bold" style:font-weight-complex="bold"/>
    </style:style>
    <style:style style:name="T6" style:family="text">
      <style:text-properties fo:font-weight="bold" officeooo:rsid="00128e0e" style:font-weight-asian="bold" style:font-weight-complex="bold"/>
    </style:style>
    <style:style style:name="T7" style:family="text">
      <style:text-properties fo:font-weight="bold" officeooo:rsid="00197bf1" style:font-weight-asian="bold" style:font-weight-complex="bold"/>
    </style:style>
    <style:style style:name="T8" style:family="text">
      <style:text-properties fo:font-weight="bold" officeooo:rsid="001c73f1" style:font-weight-asian="bold" style:font-weight-complex="bold"/>
    </style:style>
    <style:style style:name="T9" style:family="text">
      <style:text-properties fo:font-weight="bold" officeooo:rsid="001dc788" style:font-weight-asian="bold" style:font-weight-complex="bold"/>
    </style:style>
    <style:style style:name="T10" style:family="text">
      <style:text-properties fo:font-weight="bold" officeooo:rsid="001fa8be" style:font-weight-asian="bold" style:font-weight-complex="bold"/>
    </style:style>
    <style:style style:name="T11" style:family="text">
      <style:text-properties fo:font-weight="bold" officeooo:rsid="001c73f1" style:font-size-asian="12pt" style:font-weight-asian="bold" style:font-weight-complex="bold"/>
    </style:style>
    <style:style style:name="T12" style:family="text">
      <style:text-properties fo:font-weight="bold" officeooo:rsid="001dc788" style:font-size-asian="12pt" style:font-weight-asian="bold" style:font-weight-complex="bold"/>
    </style:style>
    <style:style style:name="T13" style:family="text">
      <style:text-properties fo:font-weight="bold" officeooo:rsid="001fa8be" style:font-size-asian="12pt" style:font-weight-asian="bold" style:font-weight-complex="bold"/>
    </style:style>
    <style:style style:name="T14" style:family="text">
      <style:text-properties officeooo:rsid="0010eb6e"/>
    </style:style>
    <style:style style:name="T15" style:family="text">
      <style:text-properties officeooo:rsid="0011d394"/>
    </style:style>
    <style:style style:name="T16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7" style:family="text">
      <style:text-properties fo:font-weight="normal" officeooo:rsid="0010eb6e" style:font-weight-asian="normal" style:font-weight-complex="normal"/>
    </style:style>
    <style:style style:name="T18" style:family="text">
      <style:text-properties fo:font-weight="normal" officeooo:rsid="001c73f1" style:font-weight-asian="normal" style:font-weight-complex="normal"/>
    </style:style>
    <style:style style:name="T19" style:family="text">
      <style:text-properties officeooo:rsid="0014cd25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style:text-line-through-style="none" style:text-line-through-type="none" style:text-underline-style="none"/>
    </style:style>
    <style:style style:name="T2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5" style:family="text">
      <style:text-properties style:font-size-asian="12pt"/>
    </style:style>
    <style:style style:name="T26" style:family="text">
      <style:text-properties officeooo:rsid="001b6bc6" style:font-size-asian="12pt"/>
    </style:style>
    <style:style style:name="T27" style:family="text">
      <style:text-properties officeooo:rsid="001c73f1" style:font-size-asian="12pt"/>
    </style:style>
    <style:style style:name="T28" style:family="text">
      <style:text-properties officeooo:rsid="001dc788" style:font-size-asian="12pt"/>
    </style:style>
    <style:style style:name="T29" style:family="text">
      <style:text-properties officeooo:rsid="0018f8bd"/>
    </style:style>
    <style:style style:name="T30" style:family="text">
      <style:text-properties officeooo:rsid="001c73f1"/>
    </style:style>
    <style:style style:name="T31" style:family="text">
      <style:text-properties officeooo:rsid="001dc788"/>
    </style:style>
    <style:style style:name="T32" style:family="text">
      <style:text-properties officeooo:rsid="001e660f"/>
    </style:style>
    <style:style style:name="T33" style:family="text">
      <style:text-properties officeooo:rsid="001fa8be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39" svg:width="4.922cm" svg:height="4.763cm" svg:x="14.014cm" svg:y="3.727cm">
        <text:p/>
      </draw:rect>
      <text:p text:style-name="P21"><text:span text:style-name="T22">Région d'origine : </text:span><text:span text:style-name="T17">Hauteplume</text:span></text:p>
      <text:p text:style-name="P7">Traits de caractère</text:p>
      <text:p text:style-name="P7"/>
      <text:p text:style-name="P9">Valeurs et convictions</text:p>
      <text:p text:style-name="P13"/>
      <text:p text:style-name="P8">Histoire passée</text:p>
      <text:p text:style-name="P15"/>
      <text:p text:style-name="P15"><text:tab/><text:span text:style-name="T15">Ma famille :</text:span></text:p>
      <text:p text:style-name="P35">Je viens du quartier des H<text:span text:style-name="T32">umbles...</text:span></text:p>
      <text:p text:style-name="P19"><text:tab/><text:span text:style-name="T4">A l'Académie, en tant qu'élève, j'étais plutôt</text:span><text:span text:style-name="T3"> :</text:span></text:p>
      <text:p text:style-name="P16"/>
      <text:p text:style-name="P14">Apparence </text:p>
      <text:p text:style-name="P30"/>
      <text:p text:style-name="P10"><text:span text:style-name="T1">Don </text:span>: __________________________________</text:p>
      <text:p text:style-name="P31"><text:span text:style-name="T1">Classe</text:span> : <text:span text:style-name="T33">Lesteplume</text:span></text:p>
      <text:p text:style-name="P32">*Niveau : <text:span text:style-name="T18">compétent (3)</text:span></text:p>
      <text:p text:style-name="P23"/>
      <text:p text:style-name="P11"><text:span text:style-name="T14">*P</text:span>oints de vie : __ __ <text:s/>/ _____</text:p>
      <text:p text:style-name="P38">*Energie : ____ <text:s/>/ _____ <text:s/></text:p>
      <text:p text:style-name="P12"><text:span text:style-name="T23">Portée : _______ </text:span><text:span text:style-name="T24">mètres</text:span></text:p>
      <text:p text:style-name="P29"><text:span text:style-name="T3">*Mon </text:span><text:span text:style-name="T7">D</text:span><text:span text:style-name="T3">essin (MICA) </text:span></text:p>
      <text:p text:style-name="P25">Mouvement <text:s/>: <text:span text:style-name="T26"><text:s text:c="50"/></text:span><text:span text:style-name="T13">1</text:span><text:span text:style-name="T26"> <text:s text:c="53"/></text:span><text:span text:style-name="T25">Intensité : <text:s text:c="18"/></text:span><text:span text:style-name="T13">1</text:span></text:p>
      <text:p text:style-name="P24">Complexité : <text:s text:c="53"/><text:span text:style-name="T10">1</text:span> <text:s text:c="53"/>Amplitude : <text:s text:c="14"/><text:span text:style-name="T10">1</text:span></text:p>
      <text:p text:style-name="P28"><text:soft-page-break/><text:span text:style-name="T3">Caractéristique</text:span><text:span text:style-name="T16">s</text:span></text:p>
      <text:p text:style-name="P20">Force : <text:s text:c="120"/>Perception<text:span text:style-name="T19"> :</text:span></text:p>
      <text:p text:style-name="P20">Agilité : <text:s text:c="118"/><text:span text:style-name="T19">Social :</text:span></text:p>
      <text:p text:style-name="P20">Constitution : <text:s text:c="107"/><text:span text:style-name="T29">Intelligence : </text:span></text:p>
      <text:p text:style-name="P6"/>
      <text:p text:style-name="P5">Compétences</text:p>
      <text:p text:style-name="P27"/>
      <text:p text:style-name="P17">Majeures (+20%):</text:p>
      <text:p text:style-name="P26"><text:span text:style-name="T5">- <text:s text:c="71"/>-</text:span><text:span text:style-name="T3"> <text:s text:c="3"/></text:span></text:p>
      <text:p text:style-name="P26"><text:span text:style-name="T5">- <text:s text:c="71"/>-</text:span> <text:s text:c="2"/></text:p>
      <text:p text:style-name="P18">Mineures (+10%) : </text:p>
      <text:p text:style-name="P22"><text:span text:style-name="T21">- <text:s text:c="71"/>-</text:span><text:span text:style-name="T20"> <text:s text:c="2"/></text:span></text:p>
      <text:p text:style-name="P22"><text:span text:style-name="T21">- <text:s text:c="71"/>-</text:span><text:span text:style-name="T20"> <text:s text:c="2"/></text:span><text:s text:c="40"/></text:p>
      <text:p text:style-name="P13"><text:span text:style-name="T3">*Inventaire </text:span><text:span text:style-name="T6">(préciser les quantités)</text:span></text:p>
      <text:p text:style-name="P22"><text:span text:style-name="T21">- <text:s text:c="71"/>-</text:span><text:span text:style-name="T20"> <text:s text:c="2"/></text:span><text:s text:c="6"/></text:p>
      <text:p text:style-name="P22"><text:span text:style-name="T21">- <text:s text:c="71"/>-</text:span><text:span text:style-name="T20"> <text:s text:c="2"/></text:span><text:s text:c="6"/></text:p>
      <text:p text:style-name="P22"><text:span text:style-name="T21">- <text:s text:c="71"/>-</text:span><text:span text:style-name="T20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0ecbf9"/>
    </style:style>
    <style:style style:name="MT2" style:family="text">
      <style:text-properties officeooo:rsid="00128e0e"/>
    </style:style>
    <style:style style:name="MT3" style:family="text">
      <style:text-properties officeooo:rsid="001fa8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</text:p>
        <text:p text:style-name="MP3">Joué par : <text:span text:style-name="MT1"><text:s/>________________________________</text:span></text:p>
        <text:p text:style-name="MP4">Nom <text:span text:style-name="MT2">du personnage</text:span> : ____________________<text:span text:style-name="MT3">Caft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M30S</meta:editing-duration>
    <meta:editing-cycles>14</meta:editing-cycles>
    <meta:generator>LibreOffice/5.0.6.3$Windows_x86 LibreOffice_project/490fc03b25318460cfc54456516ea2519c11d1aa</meta:generator>
    <dc:date>2019-03-05T17:56:13.054000000</dc:date>
    <meta:document-statistic meta:table-count="0" meta:image-count="0" meta:object-count="0" meta:page-count="2" meta:paragraph-count="36" meta:word-count="125" meta:character-count="1910" meta:non-whitespace-character-count="646"/>
    <meta:user-defined meta:name="Info 1"/>
    <meta:user-defined meta:name="Info 2"/>
    <meta:user-defined meta:name="Info 3"/>
    <meta:user-defined meta:name="Info 4"/>
  </office:meta>
</office:document-meta>
</file>